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53d0" officeooo:paragraph-rsid="001153d0"/>
    </style:style>
    <style:style style:name="P2" style:family="paragraph" style:parent-style-name="Standard">
      <style:text-properties officeooo:paragraph-rsid="001153d0"/>
    </style:style>
    <style:style style:name="T1" style:family="text">
      <style:text-properties officeooo:rsid="001153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1.</text:span> Create a file abc.txt and change the ownership of this file to some other user on your machine,</text:p>
      <text:p text:style-name="P1">and also change the group of the family</text:p>
      <text:p text:style-name="P1"/>
      <text:p text:style-name="Standard">god@god:~$ cd demodir</text:p>
      <text:p text:style-name="Standard">god@god:~/demodir$ touch abc.txt</text:p>
      <text:p text:style-name="Standard">god@god:~/demodir$ ls -l abc.txt</text:p>
      <text:p text:style-name="Standard">-rw-rw-r-- 1 god god 0 Sep <text:s/>7 21:26 abc.txt</text:p>
      <text:p text:style-name="Standard">god@god:~/demodir$ sudo chown nithiskumar abc.txt</text:p>
      <text:p text:style-name="Standard">god@god:~/demodir$ ls -l abc.txt</text:p>
      <text:p text:style-name="P2">-rw-rw-r-- 1 nithiskumar god 0 Sep <text:s/>7 21:26 abc.txt</text:p>
      <text:p text:style-name="P2"/>
      <text:p text:style-name="P2"/>
      <text:p text:style-name="P2">2. Create a file exercise.txt and make it <text:s/>executable.</text:p>
      <text:p text:style-name="Standard"/>
      <text:p text:style-name="Standard">god@god:~/demodir$ touch exercise.txt</text:p>
      <text:p text:style-name="Standard">god@god:~/demodir$ ls -l exercise.txt</text:p>
      <text:p text:style-name="Standard">-rw-rw-r-- 1 god god 0 Sep <text:s/>7 21:33 exercise.txt</text:p>
      <text:p text:style-name="Standard">god@god:~/demodir$ chmod 111 exercise.txt</text:p>
      <text:p text:style-name="Standard">god@god:~/demodir$ ls -l exercise.txt</text:p>
      <text:p text:style-name="P2">---x--x--x 1 god god 0 Sep <text:s/>7 21:33 exercise.txt</text:p>
      <text:p text:style-name="P2"/>
      <text:p text:style-name="P2"/>
      <text:p text:style-name="P2">3. Create a file test.txt on your desktop and identify its inode number, also create a softlink for test.txt in your home.</text:p>
      <text:p text:style-name="Standard"/>
      <text:p text:style-name="Standard">god@god:~$ cd Desktop</text:p>
      <text:p text:style-name="Standard">god@god:~/Desktop$ ls -i test.txt</text:p>
      <text:p text:style-name="Standard">16138277 test.txt</text:p>
      <text:p text:style-name="Standard">god@god:~$ ln -s test.txt test1.txt</text:p>
      <text:p text:style-name="Standard">god@god:~$ ls -li test.txt test1.txt</text:p>
      <text:p text:style-name="Standard">16138367 lrwxrwxrwx 1 god god 8 Sep <text:s/>7 21:51 test1.txt -&gt; test.txt</text:p>
      <text:p text:style-name="Standard">16138333 -rw-rw-r-- 1 god god 0 Sep <text:s/>7 21:46 test.txt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07T21:54:40.275793394</meta:creation-date>
    <dc:date>2023-09-07T22:00:04.696945136</dc:date>
    <meta:editing-duration>PT5M27S</meta:editing-duration>
    <meta:editing-cycles>1</meta:editing-cycles>
    <meta:generator>LibreOffice/6.4.4.2$Linux_X86_64 LibreOffice_project/40$Build-2</meta:generator>
    <meta:document-statistic meta:table-count="0" meta:image-count="0" meta:object-count="0" meta:page-count="1" meta:paragraph-count="24" meta:word-count="172" meta:character-count="1082" meta:non-whitespace-character-count="930"/>
  </office:meta>
</office:document-meta>
</file>